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aa7a1" officeooo:paragraph-rsid="001aa7a1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b23a1" officeooo:paragraph-rsid="001b23a1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bold" officeooo:rsid="001b23a1" officeooo:paragraph-rsid="001b23a1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bold" officeooo:rsid="001fadf9" officeooo:paragraph-rsid="001fadf9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bold" officeooo:paragraph-rsid="002264f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paragraph-rsid="001b23a1"/>
    </style:style>
    <style:style style:name="P7" style:family="paragraph" style:parent-style-name="Standard">
      <style:paragraph-properties fo:text-align="justify" style:justify-single-word="false"/>
      <style:text-properties officeooo:paragraph-rsid="001bb2e4"/>
    </style:style>
    <style:style style:name="P8" style:family="paragraph" style:parent-style-name="Standard">
      <style:paragraph-properties fo:text-align="justify" style:justify-single-word="false"/>
      <style:text-properties officeooo:paragraph-rsid="001fadf9"/>
    </style:style>
    <style:style style:name="P9" style:family="paragraph" style:parent-style-name="Standard">
      <style:paragraph-properties fo:text-align="justify" style:justify-single-word="false"/>
      <style:text-properties officeooo:paragraph-rsid="002264fd"/>
    </style:style>
    <style:style style:name="P10" style:family="paragraph" style:parent-style-name="Standard">
      <style:paragraph-properties fo:text-align="justify" style:justify-single-word="false"/>
      <style:text-properties officeooo:rsid="001fadf9" officeooo:paragraph-rsid="001fe4d7"/>
    </style:style>
    <style:style style:name="P11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1aa7a1" officeooo:paragraph-rsid="001aa7a1" style:font-size-asian="12.25pt" style:font-weight-asian="normal" style:font-size-complex="14pt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fo:font-size="14pt" style:text-underline-style="none" fo:font-weight="normal" officeooo:rsid="001b23a1" officeooo:paragraph-rsid="001b23a1" style:font-size-asian="12.25pt" style:font-weight-asian="normal" style:font-size-complex="14pt" style:font-weight-complex="normal"/>
    </style:style>
    <style:style style:name="P13" style:family="paragraph" style:parent-style-name="Standard" style:list-style-name="L2">
      <style:paragraph-properties fo:text-align="justify" style:justify-single-word="false"/>
      <style:text-properties fo:font-size="14pt" style:text-underline-style="none" fo:font-weight="normal" officeooo:rsid="001b23a1" officeooo:paragraph-rsid="001b23a1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b23a1" officeooo:paragraph-rsid="001b23a1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b9dda" officeooo:paragraph-rsid="001b23a1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b9dda" officeooo:paragraph-rsid="001bb2e4" style:font-size-asian="14pt" style:font-weight-asian="normal" style:font-size-complex="14pt" style:font-weight-complex="normal"/>
    </style:style>
    <style:style style:name="P17" style:family="paragraph" style:parent-style-name="Standard" style:list-style-name="L3">
      <style:paragraph-properties fo:text-align="justify" style:justify-single-word="false"/>
      <style:text-properties fo:font-size="14pt" style:text-underline-style="none" fo:font-weight="normal" officeooo:rsid="001b9dda" officeooo:paragraph-rsid="001bb2e4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f0b52" officeooo:paragraph-rsid="001bb2e4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f0b52" officeooo:paragraph-rsid="001fadf9" style:font-size-asian="14pt" style:font-weight-asian="normal" style:font-size-complex="14pt" style:font-weight-complex="normal"/>
    </style:style>
    <style:style style:name="P20" style:family="paragraph" style:parent-style-name="Standard" style:list-style-name="L4">
      <style:paragraph-properties fo:text-align="justify" style:justify-single-word="false"/>
      <style:text-properties fo:font-size="14pt" style:text-underline-style="none" fo:font-weight="normal" officeooo:rsid="001f0b52" officeooo:paragraph-rsid="001fadf9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f0b52" officeooo:paragraph-rsid="001fe4d7" style:font-size-asian="14pt" style:font-weight-asian="normal" style:font-size-complex="14pt" style:font-weight-complex="normal"/>
    </style:style>
    <style:style style:name="P22" style:family="paragraph" style:parent-style-name="Standard" style:list-style-name="L5">
      <style:paragraph-properties fo:text-align="justify" style:justify-single-word="false"/>
      <style:text-properties fo:font-size="14pt" style:text-underline-style="none" fo:font-weight="normal" officeooo:rsid="001f0b52" officeooo:paragraph-rsid="002264fd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f0b52" officeooo:paragraph-rsid="002264fd" style:font-size-asian="14pt" style:font-weight-asian="normal" style:font-size-complex="14pt" style:font-weight-complex="normal"/>
    </style:style>
    <style:style style:name="P24" style:family="paragraph" style:parent-style-name="Standard" style:list-style-name="L5">
      <style:paragraph-properties fo:text-align="justify" style:justify-single-word="false"/>
      <style:text-properties fo:font-size="14pt" style:text-underline-style="none" fo:font-weight="normal" officeooo:rsid="00219b1b" officeooo:paragraph-rsid="00219b1b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4pt" style:text-underline-style="none" fo:font-weight="normal" officeooo:paragraph-rsid="002264fd" style:font-size-asian="14pt" style:font-weight-asian="normal" style:font-size-complex="14pt" style:font-weight-complex="normal"/>
    </style:style>
    <style:style style:name="P26" style:family="paragraph" style:parent-style-name="Standard" style:list-style-name="L7">
      <style:paragraph-properties fo:text-align="justify" style:justify-single-word="false"/>
      <style:text-properties fo:font-size="14pt" style:text-underline-style="none" fo:font-weight="normal" officeooo:paragraph-rsid="00246558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4pt" style:text-underline-style="none" fo:font-weight="normal" officeooo:paragraph-rsid="00246558" style:font-size-asian="14pt" style:font-weight-asian="normal" style:font-size-complex="14pt" style:font-weight-complex="normal"/>
    </style:style>
    <style:style style:name="P28" style:family="paragraph" style:parent-style-name="Standard" style:list-style-name="L8">
      <style:paragraph-properties fo:text-align="justify" style:justify-single-word="false"/>
      <style:text-properties fo:font-size="14pt" style:text-underline-style="none" fo:font-weight="normal" officeooo:paragraph-rsid="00246558" style:font-size-asian="14pt" style:font-weight-asian="normal" style:font-size-complex="14pt" style:font-weight-complex="normal"/>
    </style:style>
    <style:style style:name="P29" style:family="paragraph" style:parent-style-name="Standard" style:list-style-name="L8">
      <style:paragraph-properties fo:text-align="justify" style:justify-single-word="false"/>
      <style:text-properties fo:font-size="14pt" style:text-underline-style="none" fo:font-weight="normal" officeooo:paragraph-rsid="0028058c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4pt" style:text-underline-style="none" fo:font-weight="normal" officeooo:paragraph-rsid="00275ac6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4pt" style:text-underline-style="none" fo:font-weight="normal" officeooo:paragraph-rsid="0028058c" style:font-size-asian="14pt" style:font-weight-asian="normal" style:font-size-complex="14pt" style:font-weight-complex="normal"/>
    </style:style>
    <style:style style:name="P32" style:family="paragraph" style:parent-style-name="Standard" style:list-style-name="L9">
      <style:paragraph-properties fo:text-align="justify" style:justify-single-word="false"/>
      <style:text-properties fo:font-size="14pt" style:text-underline-style="none" fo:font-weight="normal" officeooo:paragraph-rsid="00293b38" style:font-size-asian="14pt" style:font-weight-asian="normal" style:font-size-complex="14pt" style:font-weight-complex="normal"/>
    </style:style>
    <style:style style:name="P33" style:family="paragraph" style:parent-style-name="Standard" style:list-style-name="L9">
      <style:paragraph-properties fo:text-align="justify" style:justify-single-word="false"/>
      <style:text-properties fo:font-size="14pt" style:text-underline-style="none" fo:font-weight="normal" officeooo:paragraph-rsid="00275ac6" style:font-size-asian="14pt" style:font-weight-asian="normal" style:font-size-complex="14pt" style:font-weight-complex="normal"/>
    </style:style>
    <style:style style:name="P34" style:family="paragraph" style:parent-style-name="Standard" style:list-style-name="L11">
      <style:paragraph-properties fo:text-align="justify" style:justify-single-word="false"/>
      <style:text-properties fo:font-size="14pt" style:text-underline-style="none" fo:font-weight="normal" officeooo:paragraph-rsid="00275ac6" style:font-size-asian="14pt" style:font-weight-asian="normal" style:font-size-complex="14pt" style:font-weight-complex="normal"/>
    </style:style>
    <style:style style:name="P35" style:family="paragraph" style:parent-style-name="Standard" style:list-style-name="L8">
      <style:paragraph-properties fo:text-align="justify" style:justify-single-word="false"/>
      <style:text-properties fo:font-size="14pt" style:text-underline-style="none" fo:font-weight="normal" officeooo:rsid="0028058c" officeooo:paragraph-rsid="0028058c" style:font-size-asian="14pt" style:font-weight-asian="normal" style:font-size-complex="14pt" style:font-weight-complex="normal"/>
    </style:style>
    <style:style style:name="P36" style:family="paragraph" style:parent-style-name="Standard" style:list-style-name="L1">
      <style:paragraph-properties fo:text-align="justify" style:justify-single-word="false"/>
      <style:text-properties fo:font-size="14pt" fo:font-style="italic" style:text-underline-style="none" fo:font-weight="normal" officeooo:rsid="001b23a1" officeooo:paragraph-rsid="001b23a1" style:font-size-asian="12.25pt" style:font-style-asian="italic" style:font-weight-asian="normal" style:font-size-complex="14pt" style:font-style-complex="italic" style:font-weight-complex="normal"/>
    </style:style>
    <style:style style:name="P37" style:family="paragraph" style:parent-style-name="Standard" style:list-style-name="L12">
      <style:paragraph-properties fo:text-align="justify" style:justify-single-word="false"/>
      <style:text-properties fo:font-size="14pt" fo:font-style="italic" style:text-underline-style="none" fo:font-weight="normal" officeooo:paragraph-rsid="002d5fde" style:font-size-asian="12.25pt" style:font-style-asian="italic" style:font-weight-asian="normal" style:font-size-complex="14pt" style:font-style-complex="italic" style:font-weight-complex="normal"/>
    </style:style>
    <style:style style:name="P38" style:family="paragraph" style:parent-style-name="Standard" style:list-style-name="L9">
      <style:paragraph-properties fo:text-align="justify" style:justify-single-word="false"/>
      <style:text-properties fo:font-size="14pt" fo:font-style="italic" style:text-underline-style="none" fo:font-weight="bold" officeooo:paragraph-rsid="00275ac6" style:font-size-asian="14pt" style:font-style-asian="italic" style:font-weight-asian="bold" style:font-size-complex="14pt" style:font-style-complex="italic" style:font-weight-complex="bold"/>
    </style:style>
    <style:style style:name="P39" style:family="paragraph" style:parent-style-name="Standard" style:list-style-name="L12">
      <style:paragraph-properties fo:text-align="justify" style:justify-single-word="false"/>
      <style:text-properties fo:font-size="14pt" fo:font-style="italic" style:text-underline-style="solid" style:text-underline-width="auto" style:text-underline-color="font-color" fo:font-weight="normal" officeooo:paragraph-rsid="002d5fde" style:font-size-asian="12.25pt" style:font-style-asian="italic" style:font-weight-asian="normal" style:font-size-complex="14pt" style:font-style-complex="italic" style:font-weight-complex="normal"/>
    </style:style>
    <style:style style:name="P40" style:family="paragraph" style:parent-style-name="Standard" style:list-style-name="L17">
      <style:paragraph-properties fo:text-align="justify" style:justify-single-word="false"/>
      <style:text-properties fo:font-size="14pt" officeooo:paragraph-rsid="003e0581" style:font-size-asian="14pt" style:font-size-complex="14pt"/>
    </style:style>
    <style:style style:name="P41" style:family="paragraph" style:parent-style-name="Standard">
      <style:paragraph-properties fo:text-align="justify" style:justify-single-word="false"/>
      <style:text-properties fo:font-size="14pt" officeooo:paragraph-rsid="003e0581" style:font-size-asian="14pt" style:font-size-complex="14pt"/>
    </style:style>
    <style:style style:name="P42" style:family="paragraph" style:parent-style-name="Standard" style:list-style-name="L18">
      <style:paragraph-properties fo:text-align="justify" style:justify-single-word="false"/>
      <style:text-properties fo:font-size="14pt" officeooo:paragraph-rsid="003e0581" style:font-size-asian="14pt" style:font-size-complex="14pt"/>
    </style:style>
    <style:style style:name="P43" style:family="paragraph" style:parent-style-name="Standard">
      <style:paragraph-properties fo:text-align="start" style:justify-single-word="false"/>
      <style:text-properties fo:font-size="14pt" officeooo:rsid="003e0581" officeooo:paragraph-rsid="003e0581" style:font-size-asian="14pt" style:font-size-complex="14pt"/>
    </style:style>
    <style:style style:name="P44" style:family="paragraph" style:parent-style-name="Standard" style:list-style-name="L16">
      <style:paragraph-properties fo:text-align="start" style:justify-single-word="false"/>
      <style:text-properties fo:font-size="14pt" officeooo:rsid="003e0581" officeooo:paragraph-rsid="003e0581" style:font-size-asian="14pt" style:font-size-complex="14pt"/>
    </style:style>
    <style:style style:name="P45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paragraph-rsid="002d5fde" style:font-size-asian="12.25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 style:list-style-name="L12">
      <style:paragraph-properties fo:text-align="justify" style:justify-single-word="false"/>
      <style:text-properties fo:font-size="14pt" fo:font-style="normal" style:text-underline-style="none" fo:font-weight="normal" officeooo:paragraph-rsid="002d5fde" style:font-size-asian="12.25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 style:list-style-name="L14">
      <style:paragraph-properties fo:text-align="justify" style:justify-single-word="false"/>
      <style:text-properties fo:font-size="14pt" fo:font-style="normal" style:text-underline-style="none" fo:font-weight="normal" officeooo:paragraph-rsid="002d5fde" style:font-size-asian="12.25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14">
      <style:paragraph-properties fo:text-align="justify" style:justify-single-word="false"/>
      <style:text-properties fo:font-size="14pt" fo:font-style="normal" style:text-underline-style="none" fo:font-weight="normal" officeooo:paragraph-rsid="003af0d1" style:font-size-asian="12.25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12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normal" officeooo:paragraph-rsid="002d5fde" style:font-size-asian="12.25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14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normal" officeooo:paragraph-rsid="002d5fde" style:font-size-asian="12.25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bold" officeooo:paragraph-rsid="002d5fde" style:font-size-asian="12.25pt" style:font-style-asian="normal" style:font-weight-asian="bold" style:font-size-complex="14pt" style:font-style-complex="normal" style:font-weight-complex="bold"/>
    </style:style>
    <style:style style:name="P52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normal" officeooo:paragraph-rsid="00369296" style:font-size-asian="14pt" style:font-weight-asian="normal" style:font-size-complex="14pt" style:font-weight-complex="normal"/>
    </style:style>
    <style:style style:name="P53" style:family="paragraph" style:parent-style-name="Standard" style:list-style-name="L2">
      <style:paragraph-properties fo:text-align="justify" style:justify-single-word="false"/>
      <style:text-properties officeooo:paragraph-rsid="001b23a1"/>
    </style:style>
    <style:style style:name="P54" style:family="paragraph" style:parent-style-name="Standard" style:list-style-name="L3">
      <style:paragraph-properties fo:text-align="justify" style:justify-single-word="false"/>
      <style:text-properties officeooo:paragraph-rsid="001bb2e4"/>
    </style:style>
    <style:style style:name="P55" style:family="paragraph" style:parent-style-name="Standard" style:list-style-name="L4">
      <style:paragraph-properties fo:text-align="justify" style:justify-single-word="false"/>
      <style:text-properties officeooo:paragraph-rsid="001fadf9"/>
    </style:style>
    <style:style style:name="P56" style:family="paragraph" style:parent-style-name="Standard" style:list-style-name="L5">
      <style:paragraph-properties fo:text-align="justify" style:justify-single-word="false"/>
      <style:text-properties officeooo:paragraph-rsid="00219b1b"/>
    </style:style>
    <style:style style:name="P57" style:family="paragraph" style:parent-style-name="Standard" style:list-style-name="L10">
      <style:paragraph-properties fo:text-align="justify" style:justify-single-word="false"/>
      <style:text-properties officeooo:paragraph-rsid="002a8640"/>
    </style:style>
    <style:style style:name="P58" style:family="paragraph" style:parent-style-name="Standard" style:list-style-name="L13">
      <style:paragraph-properties fo:text-align="justify" style:justify-single-word="false"/>
      <style:text-properties officeooo:paragraph-rsid="0037dd5e"/>
    </style:style>
    <style:style style:name="P59" style:family="paragraph" style:parent-style-name="Standard" style:list-style-name="L1">
      <style:paragraph-properties fo:text-align="justify" style:justify-single-word="false"/>
      <style:text-properties officeooo:rsid="001b23a1" officeooo:paragraph-rsid="001b23a1"/>
    </style:style>
    <style:style style:name="P60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bold" officeooo:rsid="001b23a1" officeooo:paragraph-rsid="001b23a1" style:font-size-asian="14pt" style:font-weight-asian="bold" style:font-size-complex="16pt" style:font-weight-complex="bold"/>
    </style:style>
    <style:style style:name="P61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bold" officeooo:rsid="001fadf9" officeooo:paragraph-rsid="0041f66b" style:font-size-asian="16pt" style:font-weight-asian="bold" style:font-size-complex="16pt" style:font-weight-complex="bold"/>
    </style:style>
    <style:style style:name="P62" style:family="paragraph" style:parent-style-name="Standard" style:list-style-name="L2">
      <style:paragraph-properties fo:text-align="justify" style:justify-single-word="false"/>
      <style:text-properties officeooo:rsid="001b9dda" officeooo:paragraph-rsid="001b9dda"/>
    </style:style>
    <style:style style:name="P63" style:family="paragraph" style:parent-style-name="Standard" style:list-style-name="L3">
      <style:paragraph-properties fo:text-align="justify" style:justify-single-word="false"/>
      <style:text-properties officeooo:rsid="001cb222" officeooo:paragraph-rsid="001cb222"/>
    </style:style>
    <style:style style:name="P64" style:family="paragraph" style:parent-style-name="Standard" style:list-style-name="L3">
      <style:paragraph-properties fo:text-align="justify" style:justify-single-word="false"/>
      <style:text-properties officeooo:rsid="001f0b52" officeooo:paragraph-rsid="001f0b52"/>
    </style:style>
    <style:style style:name="P65" style:family="paragraph" style:parent-style-name="Standard" style:list-style-name="L6">
      <style:paragraph-properties fo:text-align="justify" style:justify-single-word="false"/>
      <style:text-properties officeooo:rsid="002264fd" officeooo:paragraph-rsid="002264fd"/>
    </style:style>
    <style:style style:name="P66" style:family="paragraph" style:parent-style-name="Standard">
      <style:paragraph-properties fo:text-align="end" style:justify-single-word="false"/>
      <style:text-properties fo:font-size="11pt" fo:font-style="italic" style:text-underline-style="none" fo:font-weight="normal" officeooo:paragraph-rsid="00275ac6" style:font-size-asian="11pt" style:font-style-asian="italic" style:font-weight-asian="normal" style:font-size-complex="11pt" style:font-style-complex="italic" style:font-weight-complex="normal"/>
    </style:style>
    <style:style style:name="P67" style:family="paragraph" style:parent-style-name="Standard">
      <style:paragraph-properties fo:text-align="end" style:justify-single-word="false"/>
      <style:text-properties fo:font-size="11pt" fo:font-style="italic" style:text-underline-style="none" fo:font-weight="normal" officeooo:paragraph-rsid="002d5fde" style:font-size-asian="11pt" style:font-style-asian="italic" style:font-weight-asian="normal" style:font-size-complex="11pt" style:font-style-complex="italic" style:font-weight-complex="normal"/>
    </style:style>
    <style:style style:name="P68" style:family="paragraph" style:parent-style-name="Standard">
      <style:paragraph-properties fo:text-align="end" style:justify-single-word="false"/>
      <style:text-properties fo:font-size="11pt" fo:font-style="italic" style:text-underline-style="none" fo:font-weight="normal" officeooo:paragraph-rsid="002d921a" style:font-size-asian="11pt" style:font-style-asian="italic" style:font-weight-asian="normal" style:font-size-complex="11pt" style:font-style-complex="italic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ize="11pt" fo:font-style="italic" style:text-underline-style="none" fo:font-weight="normal" officeooo:rsid="0030f6eb" officeooo:paragraph-rsid="0032daff" style:font-size-asian="11pt" style:font-style-asian="italic" style:font-weight-asian="normal" style:font-size-complex="11pt" style:font-style-complex="italic" style:font-weight-complex="normal"/>
    </style:style>
    <style:style style:name="P70" style:family="paragraph" style:parent-style-name="Standard" style:list-style-name="L13">
      <style:paragraph-properties fo:text-align="justify" style:justify-single-word="false"/>
      <style:text-properties fo:font-size="11pt" fo:font-style="italic" style:text-underline-style="none" fo:font-weight="normal" officeooo:rsid="0030f6eb" officeooo:paragraph-rsid="0032daff" style:font-size-asian="11pt" style:font-style-asian="italic" style:font-weight-asian="normal" style:font-size-complex="11pt" style:font-style-complex="italic" style:font-weight-complex="normal"/>
    </style:style>
    <style:style style:name="P71" style:family="paragraph" style:parent-style-name="Standard" style:list-style-name="L13">
      <style:paragraph-properties fo:text-align="justify" style:justify-single-word="false"/>
      <style:text-properties fo:font-size="11pt" fo:font-style="italic" style:text-underline-style="none" fo:font-weight="normal" officeooo:rsid="00349120" officeooo:paragraph-rsid="00349120" style:font-size-asian="11pt" style:font-style-asian="italic" style:font-weight-asian="normal" style:font-size-complex="11pt" style:font-style-complex="italic" style:font-weight-complex="normal"/>
    </style:style>
    <style:style style:name="P72" style:family="paragraph" style:parent-style-name="Standard" style:list-style-name="L13">
      <style:paragraph-properties fo:text-align="justify" style:justify-single-word="false"/>
      <style:text-properties fo:font-size="11pt" fo:font-style="italic" style:text-underline-style="none" fo:font-weight="normal" officeooo:rsid="00349120" officeooo:paragraph-rsid="0037db49" style:font-size-asian="11pt" style:font-style-asian="italic" style:font-weight-asian="normal" style:font-size-complex="11pt" style:font-style-complex="italic" style:font-weight-complex="normal"/>
    </style:style>
    <style:style style:name="P73" style:family="paragraph" style:parent-style-name="Standard">
      <style:paragraph-properties fo:text-align="end" style:justify-single-word="false"/>
      <style:text-properties officeooo:paragraph-rsid="003e0581"/>
    </style:style>
    <style:style style:name="P74" style:family="paragraph" style:parent-style-name="Standard">
      <style:paragraph-properties fo:text-align="end" style:justify-single-word="false"/>
      <style:text-properties officeooo:rsid="003e0581" officeooo:paragraph-rsid="003e0581"/>
    </style:style>
    <style:style style:name="P75" style:family="paragraph" style:parent-style-name="Standard">
      <style:paragraph-properties fo:text-align="start" style:justify-single-word="false"/>
      <style:text-properties officeooo:rsid="003e0581" officeooo:paragraph-rsid="003e0581"/>
    </style:style>
    <style:style style:name="P76" style:family="paragraph" style:parent-style-name="Standard" style:list-style-name="L15">
      <style:paragraph-properties fo:text-align="start" style:justify-single-word="false"/>
      <style:text-properties officeooo:rsid="003e0581" officeooo:paragraph-rsid="003e0581"/>
    </style:style>
    <style:style style:name="P77" style:family="paragraph" style:parent-style-name="Standard">
      <style:paragraph-properties fo:text-align="justify" style:justify-single-word="false" fo:break-before="page"/>
      <style:text-properties fo:font-size="14pt" style:text-underline-style="none" fo:font-weight="normal" officeooo:paragraph-rsid="0028058c" style:font-size-asian="14pt" style:font-weight-asian="normal" style:font-size-complex="14pt" style:font-weight-complex="normal"/>
    </style:style>
    <style:style style:name="P78" style:family="paragraph" style:parent-style-name="Standard">
      <style:paragraph-properties fo:text-align="justify" style:justify-single-word="false" fo:break-before="page"/>
      <style:text-properties fo:font-size="14pt" style:text-underline-style="none" fo:font-weight="normal" officeooo:paragraph-rsid="00275ac6" style:font-size-asian="14pt" style:font-weight-asian="normal" style:font-size-complex="14pt" style:font-weight-complex="normal"/>
    </style:style>
    <style:style style:name="P79" style:family="paragraph" style:parent-style-name="Standard">
      <style:paragraph-properties fo:text-align="justify" style:justify-single-word="false" fo:break-before="page"/>
      <style:text-properties fo:font-size="14pt" fo:font-style="normal" style:text-underline-style="solid" style:text-underline-width="auto" style:text-underline-color="font-color" fo:font-weight="bold" officeooo:paragraph-rsid="002d5fde" style:font-size-asian="12.25pt" style:font-style-asian="normal" style:font-weight-asian="bold" style:font-size-complex="14pt" style:font-style-complex="normal" style:font-weight-complex="bold"/>
    </style:style>
    <style:style style:name="P80" style:family="paragraph">
      <loext:graphic-properties draw:fill-color="#ddddd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officeooo:rsid="00246558"/>
    </style:style>
    <style:style style:name="T3" style:family="text">
      <style:text-properties style:text-underline-style="none" officeooo:rsid="003af0d1"/>
    </style:style>
    <style:style style:name="T4" style:family="text">
      <style:text-properties fo:font-size="16pt" style:text-underline-style="solid" style:text-underline-width="auto" style:text-underline-color="font-color" fo:font-weight="bold" officeooo:rsid="001b23a1" style:font-size-asian="14pt" style:font-weight-asian="bold" style:font-size-complex="16pt" style:font-weight-complex="bold"/>
    </style:style>
    <style:style style:name="T5" style:family="text">
      <style:text-properties fo:font-size="16pt" style:text-underline-style="solid" style:text-underline-width="auto" style:text-underline-color="font-color" fo:font-weight="bold" officeooo:rsid="001b9dda" style:font-size-asian="16pt" style:font-weight-asian="bold" style:font-size-complex="16pt" style:font-weight-complex="bold"/>
    </style:style>
    <style:style style:name="T6" style:family="text">
      <style:text-properties fo:font-size="16pt" style:text-underline-style="solid" style:text-underline-width="auto" style:text-underline-color="font-color" fo:font-weight="bold" officeooo:rsid="001bb2e4" style:font-size-asian="16pt" style:font-weight-asian="bold" style:font-size-complex="16pt" style:font-weight-complex="bold"/>
    </style:style>
    <style:style style:name="T7" style:family="text">
      <style:text-properties fo:font-size="16pt" style:text-underline-style="solid" style:text-underline-width="auto" style:text-underline-color="font-color" fo:font-weight="bold" officeooo:rsid="001f0b52" style:font-size-asian="16pt" style:font-weight-asian="bold" style:font-size-complex="16pt" style:font-weight-complex="bold"/>
    </style:style>
    <style:style style:name="T8" style:family="text">
      <style:text-properties fo:font-size="16pt" style:text-underline-style="solid" style:text-underline-width="auto" style:text-underline-color="font-color" fo:font-weight="bold" officeooo:rsid="001fadf9" style:font-size-asian="16pt" style:font-weight-asian="bold" style:font-size-complex="16pt" style:font-weight-complex="bold"/>
    </style:style>
    <style:style style:name="T9" style:family="text">
      <style:text-properties fo:font-size="16pt" style:text-underline-style="none" fo:font-weight="bold" officeooo:rsid="001b23a1" style:font-size-asian="14pt" style:font-weight-asian="bold" style:font-size-complex="16pt" style:font-weight-complex="bold"/>
    </style:style>
    <style:style style:name="T10" style:family="text">
      <style:text-properties fo:font-size="16pt" fo:font-style="italic" style:text-underline-style="none" fo:font-weight="bold" officeooo:rsid="0041f66b" style:font-size-asian="16pt" style:font-style-asian="italic" style:font-weight-asian="bold" style:font-size-complex="16pt" style:font-style-complex="italic" style:font-weight-complex="bold"/>
    </style:style>
    <style:style style:name="T11" style:family="text"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T12" style:family="text">
      <style:text-properties fo:font-size="16pt" fo:font-style="italic" style:text-underline-style="solid" style:text-underline-width="auto" style:text-underline-color="font-color" fo:font-weight="bold" officeooo:rsid="0041f66b" style:font-size-asian="16pt" style:font-style-asian="italic" style:font-weight-asian="bold" style:font-size-complex="16pt" style:font-style-complex="italic" style:font-weight-complex="bold"/>
    </style:style>
    <style:style style:name="T13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4" style:family="text">
      <style:text-properties fo:font-size="14pt" style:text-underline-style="none" fo:font-weight="normal" officeooo:rsid="001b23a1" style:font-size-asian="14pt" style:font-weight-asian="normal" style:font-size-complex="14pt" style:font-weight-complex="normal"/>
    </style:style>
    <style:style style:name="T15" style:family="text">
      <style:text-properties fo:font-size="14pt" style:text-underline-style="none" fo:font-weight="normal" officeooo:rsid="001b9dda" style:font-size-asian="14pt" style:font-weight-asian="normal" style:font-size-complex="14pt" style:font-weight-complex="normal"/>
    </style:style>
    <style:style style:name="T16" style:family="text">
      <style:text-properties fo:font-size="14pt" style:text-underline-style="none" fo:font-weight="normal" officeooo:rsid="001bb2e4" style:font-size-asian="14pt" style:font-weight-asian="normal" style:font-size-complex="14pt" style:font-weight-complex="normal"/>
    </style:style>
    <style:style style:name="T17" style:family="text">
      <style:text-properties fo:font-size="14pt" style:text-underline-style="none" fo:font-weight="normal" officeooo:rsid="001cb222" style:font-size-asian="14pt" style:font-weight-asian="normal" style:font-size-complex="14pt" style:font-weight-complex="normal"/>
    </style:style>
    <style:style style:name="T18" style:family="text">
      <style:text-properties fo:font-size="14pt" style:text-underline-style="none" fo:font-weight="normal" officeooo:rsid="001df5b9" style:font-size-asian="14pt" style:font-weight-asian="normal" style:font-size-complex="14pt" style:font-weight-complex="normal"/>
    </style:style>
    <style:style style:name="T19" style:family="text">
      <style:text-properties fo:font-size="14pt" style:text-underline-style="none" fo:font-weight="normal" officeooo:rsid="001f0b52" style:font-size-asian="14pt" style:font-weight-asian="normal" style:font-size-complex="14pt" style:font-weight-complex="normal"/>
    </style:style>
    <style:style style:name="T20" style:family="text">
      <style:text-properties fo:font-size="14pt" style:text-underline-style="none" fo:font-weight="normal" officeooo:rsid="00219b1b" style:font-size-asian="14pt" style:font-weight-asian="normal" style:font-size-complex="14pt" style:font-weight-complex="normal"/>
    </style:style>
    <style:style style:name="T21" style:family="text">
      <style:text-properties fo:font-size="14pt" style:text-underline-style="none" fo:font-weight="normal" officeooo:rsid="0024150a" style:font-size-asian="14pt" style:font-weight-asian="normal" style:font-size-complex="14pt" style:font-weight-complex="normal"/>
    </style:style>
    <style:style style:name="T22" style:family="text">
      <style:text-properties fo:font-size="14pt" style:text-underline-style="none" fo:font-weight="normal" officeooo:rsid="002a8640" style:font-size-asian="14pt" style:font-weight-asian="normal" style:font-size-complex="14pt" style:font-weight-complex="normal"/>
    </style:style>
    <style:style style:name="T23" style:family="text">
      <style:text-properties fo:font-size="14pt" style:text-underline-style="none" fo:font-weight="normal" officeooo:rsid="002f23c8" style:font-size-asian="14pt" style:font-weight-asian="normal" style:font-size-complex="14pt" style:font-weight-complex="normal"/>
    </style:style>
    <style:style style:name="T24" style:family="text">
      <style:text-properties fo:font-size="14pt" style:text-underline-style="none" fo:font-weight="bold" officeooo:rsid="001fadf9" style:font-size-asian="14pt" style:font-weight-asian="bold" style:font-size-complex="14pt" style:font-weight-complex="bold"/>
    </style:style>
    <style:style style:name="T25" style:family="text">
      <style:text-properties fo:font-size="14pt" fo:font-style="italic" style:text-underline-style="none" fo:font-weight="normal" style:font-size-asian="12.25pt" style:font-style-asian="italic" style:font-weight-asian="normal" style:font-size-complex="14pt" style:font-style-complex="italic" style:font-weight-complex="normal"/>
    </style:style>
    <style:style style:name="T26" style:family="text">
      <style:text-properties fo:font-size="14pt" fo:font-style="italic" style:text-underline-style="none" fo:font-weight="normal" officeooo:rsid="001b23a1" style:font-size-asian="12.25pt" style:font-style-asian="italic" style:font-weight-asian="normal" style:font-size-complex="14pt" style:font-style-complex="italic" style:font-weight-complex="normal"/>
    </style:style>
    <style:style style:name="T27" style:family="text">
      <style:text-properties fo:font-size="14pt" fo:font-style="italic" style:text-underline-style="none" fo:font-weight="bold" officeooo:rsid="001f0b52" style:font-size-asian="14pt" style:font-style-asian="italic" style:font-weight-asian="bold" style:font-size-complex="14pt" style:font-style-complex="italic" style:font-weight-complex="bold"/>
    </style:style>
    <style:style style:name="T28" style:family="text">
      <style:text-properties fo:font-size="14pt" style:text-underline-style="solid" style:text-underline-width="auto" style:text-underline-color="font-color" fo:font-weight="normal" officeooo:rsid="001f0b52" style:font-size-asian="14pt" style:font-weight-asian="normal" style:font-size-complex="14pt" style:font-weight-complex="normal"/>
    </style:style>
    <style:style style:name="T29" style:family="text">
      <style:text-properties fo:font-size="14pt" style:text-underline-style="solid" style:text-underline-width="auto" style:text-underline-color="font-color" fo:font-weight="normal" officeooo:rsid="00215e23" style:font-size-asian="14pt" style:font-weight-asian="normal" style:font-size-complex="14pt" style:font-weight-complex="normal"/>
    </style:style>
    <style:style style:name="T30" style:family="text">
      <style:text-properties officeooo:rsid="001f0b52"/>
    </style:style>
    <style:style style:name="T31" style:family="text">
      <style:text-properties officeooo:rsid="00246558"/>
    </style:style>
    <style:style style:name="T32" style:family="text">
      <style:text-properties officeooo:rsid="00275ac6"/>
    </style:style>
    <style:style style:name="T3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fo:font-weight="bold" officeooo:rsid="00275ac6" style:font-weight-asian="bold" style:font-weight-complex="bold"/>
    </style:style>
    <style:style style:name="T35" style:family="text">
      <style:text-properties fo:font-weight="bold" officeooo:rsid="00275ac6" style:font-weight-asian="bold" style:font-weight-complex="bold"/>
    </style:style>
    <style:style style:name="T36" style:family="text">
      <style:text-properties officeooo:rsid="0028058c"/>
    </style:style>
    <style:style style:name="T37" style:family="text">
      <style:text-properties officeooo:rsid="00293b38"/>
    </style:style>
    <style:style style:name="T38" style:family="text">
      <style:text-properties officeooo:rsid="002a8640"/>
    </style:style>
    <style:style style:name="T39" style:family="text">
      <style:text-properties officeooo:rsid="002b1b45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officeooo:rsid="002d921a"/>
    </style:style>
    <style:style style:name="T42" style:family="text">
      <style:text-properties officeooo:rsid="0032daff"/>
    </style:style>
    <style:style style:name="T43" style:family="text">
      <style:text-properties officeooo:rsid="0037db49"/>
    </style:style>
    <style:style style:name="T44" style:family="text">
      <style:text-properties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45" style:family="text">
      <style:text-properties fo:font-size="11pt" fo:font-style="italic" style:text-underline-style="none" fo:font-weight="normal" officeooo:rsid="00349120" style:font-size-asian="11pt" style:font-style-asian="italic" style:font-weight-asian="normal" style:font-size-complex="11pt" style:font-style-complex="italic" style:font-weight-complex="normal"/>
    </style:style>
    <style:style style:name="T46" style:family="text">
      <style:text-properties fo:font-size="11pt" fo:font-style="italic" style:text-underline-style="none" fo:font-weight="normal" officeooo:rsid="0037db49" style:font-size-asian="11pt" style:font-style-asian="italic" style:font-weight-asian="normal" style:font-size-complex="11pt" style:font-style-complex="italic" style:font-weight-complex="normal"/>
    </style:style>
    <style:style style:name="T47" style:family="text">
      <style:text-properties fo:font-size="11pt" fo:font-style="italic" style:text-underline-style="none" fo:font-weight="normal" officeooo:rsid="0037dd5e" style:font-size-asian="11pt" style:font-style-asian="italic" style:font-weight-asian="normal" style:font-size-complex="11pt" style:font-style-complex="italic" style:font-weight-complex="normal"/>
    </style:style>
    <style:style style:name="T48" style:family="text">
      <style:text-properties fo:font-size="11pt" fo:font-style="italic" style:text-underline-style="none" fo:font-weight="normal" officeooo:rsid="00275ac6" style:font-size-asian="11pt" style:font-style-asian="italic" style:font-weight-asian="normal" style:font-size-complex="11pt" style:font-style-complex="italic" style:font-weight-complex="normal"/>
    </style:style>
    <style:style style:name="T49" style:family="text">
      <style:text-properties fo:font-size="11pt" fo:font-style="italic" style:text-underline-style="none" fo:font-weight="normal" officeooo:rsid="003f3148" style:font-size-asian="11pt" style:font-style-asian="italic" style:font-weight-asian="normal" style:font-size-complex="11pt" style:font-style-complex="italic" style:font-weight-complex="normal"/>
    </style:style>
    <style:style style:name="T50" style:family="text">
      <style:text-properties fo:font-size="11pt" fo:font-style="italic" style:text-underline-style="none" fo:font-weight="normal" officeooo:rsid="003ffd22" style:font-size-asian="11pt" style:font-style-asian="italic" style:font-weight-asian="normal" style:font-size-complex="11pt" style:font-style-complex="italic" style:font-weight-complex="normal"/>
    </style:style>
    <style:style style:name="T51" style:family="text">
      <style:text-properties fo:font-size="11pt" fo:font-style="italic" style:text-underline-style="none" fo:font-weight="normal" officeooo:rsid="0041f66b" style:font-size-asian="11pt" style:font-style-asian="italic" style:font-weight-asian="normal" style:font-size-complex="11pt" style:font-style-complex="italic" style:font-weight-complex="normal"/>
    </style:style>
    <style:style style:name="T52" style:family="text">
      <style:text-properties fo:font-size="11pt" fo:font-style="italic" style:text-underline-style="none" fo:font-weight="normal" officeooo:rsid="003e0581" style:font-size-asian="11pt" style:font-style-asian="italic" style:font-weight-asian="normal" style:font-size-complex="11pt" style:font-style-complex="italic" style:font-weight-complex="normal"/>
    </style:style>
    <style:style style:name="T53" style:family="text">
      <style:text-properties fo:font-size="11pt" fo:font-style="italic" style:text-underline-style="none" fo:font-weight="normal" officeooo:rsid="00430ff1" style:font-size-asian="11pt" style:font-style-asian="italic" style:font-weight-asian="normal" style:font-size-complex="11pt" style:font-style-complex="italic" style:font-weight-complex="normal"/>
    </style:style>
    <style:style style:name="T54" style:family="text">
      <style:text-properties fo:font-size="11pt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55" style:family="text">
      <style:text-properties fo:font-size="11pt" fo:font-style="italic" style:text-underline-style="none" fo:font-weight="bold" officeooo:rsid="00275ac6" style:font-size-asian="11pt" style:font-style-asian="italic" style:font-weight-asian="bold" style:font-size-complex="11pt" style:font-style-complex="italic" style:font-weight-complex="bold"/>
    </style:style>
    <style:style style:name="T56" style:family="text">
      <style:text-properties fo:font-size="11pt" fo:font-style="italic" style:text-underline-style="none" fo:font-weight="bold" officeooo:rsid="003e0581" style:font-size-asian="11pt" style:font-style-asian="italic" style:font-weight-asian="bold" style:font-size-complex="11pt" style:font-style-complex="italic" style:font-weight-complex="bold"/>
    </style:style>
    <style:style style:name="T57" style:family="text">
      <style:text-properties fo:font-size="11pt" fo:font-style="italic" style:text-underline-style="none" fo:font-weight="bold" officeooo:rsid="003ffd22" style:font-size-asian="11pt" style:font-style-asian="italic" style:font-weight-asian="bold" style:font-size-complex="11pt" style:font-style-complex="italic" style:font-weight-complex="bold"/>
    </style:style>
    <style:style style:name="T58" style:family="text">
      <style:text-properties fo:font-size="11pt" fo:font-style="italic" style:text-underline-style="none" style:font-size-asian="11pt" style:font-style-asian="italic" style:font-size-complex="11pt" style:font-style-complex="italic"/>
    </style:style>
    <style:style style:name="T59" style:family="text">
      <style:text-properties fo:font-size="11pt" fo:font-style="italic" style:text-underline-style="none" officeooo:rsid="0041f66b" style:font-size-asian="11pt" style:font-style-asian="italic" style:font-size-complex="11pt" style:font-style-complex="italic"/>
    </style:style>
    <style:style style:name="T60" style:family="text">
      <style:text-properties fo:font-size="11pt" fo:font-style="italic" style:font-size-asian="11pt" style:font-style-asian="italic" style:font-size-complex="11pt" style:font-style-complex="italic"/>
    </style:style>
    <style:style style:name="T61" style:family="text">
      <style:text-properties fo:font-size="11pt" fo:font-style="italic" officeooo:rsid="0041f66b" style:font-size-asian="11pt" style:font-style-asian="italic" style:font-size-complex="11pt" style:font-style-complex="italic"/>
    </style:style>
    <style:style style:name="T62" style:family="text">
      <style:text-properties fo:font-size="11pt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63" style:family="text">
      <style:text-properties officeooo:rsid="0039a12d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officeooo:rsid="00369296" style:font-style-asian="italic" style:font-style-complex="italic"/>
    </style:style>
    <style:style style:name="T66" style:family="text">
      <style:text-properties fo:font-style="italic" officeooo:rsid="0041f66b" style:font-style-asian="italic" style:font-style-complex="italic"/>
    </style:style>
    <style:style style:name="T67" style:family="text">
      <style:text-properties fo:font-style="italic" fo:font-weight="bold" officeooo:rsid="003c3dca" style:font-style-asian="italic" style:font-weight-asian="bold" style:font-style-complex="italic" style:font-weight-complex="bold"/>
    </style:style>
    <style:style style:name="T68" style:family="text">
      <style:text-properties fo:font-style="italic" style:text-underline-style="none" officeooo:rsid="0041f66b" style:font-style-asian="italic" style:font-style-complex="italic"/>
    </style:style>
    <style:style style:name="T6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0" style:family="text">
      <style:text-properties fo:font-style="italic" style:text-underline-style="none" fo:font-weight="normal" officeooo:rsid="003ffd22" style:font-style-asian="italic" style:font-weight-asian="normal" style:font-style-complex="italic" style:font-weight-complex="normal"/>
    </style:style>
    <style:style style:name="T71" style:family="text">
      <style:text-properties fo:font-style="italic" style:text-underline-style="none" fo:font-weight="normal" officeooo:rsid="003e0581" style:font-style-asian="italic" style:font-weight-asian="normal" style:font-style-complex="italic" style:font-weight-complex="normal"/>
    </style:style>
    <style:style style:name="T72" style:family="text">
      <style:text-properties fo:font-style="italic" style:text-underline-style="none" fo:font-weight="normal" officeooo:rsid="0041f66b" style:font-style-asian="italic" style:font-weight-asian="normal" style:font-style-complex="italic" style:font-weight-complex="normal"/>
    </style:style>
    <style:style style:name="T73" style:family="text">
      <style:text-properties fo:font-style="italic" style:text-underline-style="none" fo:font-weight="normal" officeooo:rsid="00430ff1" style:font-style-asian="italic" style:font-weight-asian="normal" style:font-style-complex="italic" style:font-weight-complex="normal"/>
    </style:style>
    <style:style style:name="T7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75" style:family="text">
      <style:text-properties fo:font-style="italic" style:text-underline-style="none" fo:font-weight="bold" officeooo:rsid="003ffd22" style:font-style-asian="italic" style:font-weight-asian="bold" style:font-style-complex="italic" style:font-weight-complex="bold"/>
    </style:style>
    <style:style style:name="T76" style:family="text">
      <style:text-properties officeooo:rsid="003af0d1"/>
    </style:style>
    <style:style style:name="T77" style:family="text">
      <style:text-properties officeooo:rsid="003c3dc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dddddd" draw:textarea-horizontal-align="justify" draw:textarea-vertical-align="middle" draw:auto-grow-height="false" fo:min-height="1.8598in" fo:min-width="6.678in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dddddd" draw:textarea-horizontal-align="justify" draw:textarea-vertical-align="middle" draw:auto-grow-height="false" fo:min-height="4.3516in" fo:min-width="6.7953in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pitre 2 :</text:p>
      <text:p text:style-name="P1">Rareté, Rationalité et Comportement des Acteurs</text:p>
      <text:p text:style-name="P11"/>
      <text:p text:style-name="P3">1. ) Rareté et Rationalité économique</text:p>
      <text:p text:style-name="P3"><text:span text:style-name="T1"><text:tab/></text:span>1.1. La Rareté</text:p>
      <text:p text:style-name="P3"/>
      <text:list xml:id="list3920777478" text:style-name="L1">
        <text:list-item>
          <text:p text:style-name="P12">L’analyse économique est microéconomique: on se focalise sur les choix individuels </text:p>
          <text:list>
            <text:list-item>
              <text:p text:style-name="P12">On essaye de montrer qu'une théorie abstraite du calcul rationnel d'un agent représentatif permet d'expliquer le fonctionnement complet d'une économie.</text:p>
            </text:list-item>
          </text:list>
        </text:list-item>
      </text:list>
      <text:p text:style-name="P2"/>
      <text:list xml:id="list130110366048235" text:continue-numbering="true" text:style-name="L1">
        <text:list-item>
          <text:p text:style-name="P12">Science de l’adéquation optimale des moyens disponibles aux fins poursuivies par les humains</text:p>
          <text:p text:style-name="P12"/>
        </text:list-item>
        <text:list-item>
          <text:p text:style-name="P36">Toute satisfaction exige l'utilisation de temps et de ressources qui seront définitivement perdus pour une autre utilisation.</text:p>
          <text:list>
            <text:list-item>
              <text:p text:style-name="P59"><text:span text:style-name="T26">C</text:span><text:span text:style-name="T25">oût d'opportunité -&gt;satisfaction qu'on aurait pu obtenir en choisissant le meilleur des autres choix possibles.</text:span></text:p>
            </text:list-item>
          </text:list>
        </text:list-item>
      </text:list>
      <text:p text:style-name="P3"/>
      <text:p text:style-name="P6"><text:span text:style-name="T9"><text:tab/></text:span><text:span text:style-name="T4">1.2. Une Rationalité économique substantielle</text:span></text:p>
      <text:p text:style-name="P3"/>
      <text:list xml:id="list1817477806" text:style-name="L2">
        <text:list-item>
          <text:p text:style-name="P13">Un individu rationnel a un comportement maximisateur :</text:p>
        </text:list-item>
      </text:list>
      <text:p text:style-name="P14"/>
      <text:list xml:id="list130108912693025" text:continue-numbering="true" text:style-name="L2">
        <text:list-item>
          <text:p text:style-name="P13">Hypothèses du modèle de choix rationnel: </text:p>
          <text:list>
            <text:list-item>
              <text:p text:style-name="P53"><text:span text:style-name="T14">Accès à </text:span><text:span text:style-name="T15">toute </text:span><text:span text:style-name="T14">l’information </text:span><text:span text:style-name="T15">concernant le choix ;</text:span></text:p>
            </text:list-item>
            <text:list-item>
              <text:p text:style-name="P53"><text:span text:style-name="T14">Connaissance de tous les </text:span><text:span text:style-name="T15">autres </text:span><text:span text:style-name="T14">choix possibles</text:span><text:span text:style-name="T15"> ;</text:span></text:p>
            </text:list-item>
            <text:list-item>
              <text:p text:style-name="P53"><text:span text:style-name="T14">Connaissance complète de toutes les conséquences de ces choix </text:span><text:span text:style-name="T15">;</text:span></text:p>
              <text:list>
                <text:list-item>
                  <text:p text:style-name="P62"><text:span text:style-name="T15">(</text:span><text:span text:style-name="T13"> = Capacité de calcul )</text:span></text:p>
                </text:list-item>
              </text:list>
            </text:list-item>
            <text:list-item>
              <text:p text:style-name="P53"><text:span text:style-name="T14">Capacité à comparer ces conséquences à partir d’un indicateur unique</text:span><text:span text:style-name="T15"> ;</text:span></text:p>
              <text:list>
                <text:list-item>
                  <text:p text:style-name="P62"><text:span text:style-name="T15">(</text:span><text:span text:style-name="T13"> = Utilité espérée )</text:span></text:p>
                </text:list-item>
              </text:list>
            </text:list-item>
          </text:list>
        </text:list-item>
      </text:list>
      <text:p text:style-name="P15"/>
      <text:p text:style-name="P7"><text:span text:style-name="T16"><text:tab/></text:span><text:span text:style-name="T5">1.3</text:span><text:span text:style-name="T6"> )</text:span><text:span text:style-name="T5"> Stabilité et indépendance des préférences individuelles </text:span></text:p>
      <text:p text:style-name="P16"/>
      <text:list xml:id="list2757054469" text:style-name="L3">
        <text:list-item>
          <text:p text:style-name="P54"><text:span text:style-name="T17">Hypothèse que l</text:span><text:span text:style-name="T15">es goûts, les besoins, les préférences des individus</text:span><text:span text:style-name="T17"> sont</text:span><text:span text:style-name="T15"> des données invariables</text:span><text:span text:style-name="T17"> ;</text:span></text:p>
          <text:list>
            <text:list-item>
              <text:p text:style-name="P63"><text:span text:style-name="T13">Dans la réalité, ces points changent au cours du temps ou varient d'un individu à l'autre -&gt; On ne prend pas ça en compte</text:span><text:span text:style-name="T19"> ;</text:span></text:p>
            </text:list-item>
          </text:list>
          <text:p text:style-name="P17"/>
        </text:list-item>
        <text:list-item>
          <text:p text:style-name="P17">Une fonction stable et continue: les préférences du demandeur doivent être relativement stables  </text:p>
          <text:list>
            <text:list-item>
              <text:p text:style-name="P64"><text:span text:style-name="T18">O</text:span><text:span text:style-name="T15">n ne peut pas construire de fonction de demande qui va relier prix et quantité de façon stable <text:s/>si on a trop de données variables ;</text:span></text:p>
            </text:list-item>
          </text:list>
          <text:p text:style-name="P17"/>
        </text:list-item>
        <text:list-item>
          <text:p text:style-name="P54"><text:span text:style-name="T15">Indépendance des préférences</text:span><text:span text:style-name="T19"> .</text:span></text:p>
        </text:list-item>
      </text:list>
      <text:p text:style-name="P18"><text:soft-page-break/></text:p>
      <text:p text:style-name="P4">2. ) Les Intéractions Sociales et la Théorie des Jeux</text:p>
      <text:p text:style-name="P8"><text:span text:style-name="T24"><text:tab/></text:span><text:span text:style-name="T7">2.1</text:span><text:span text:style-name="T8">. </text:span><text:span text:style-name="T7"><text:s/>Les dilemmes sociaux</text:span></text:p>
      <text:p text:style-name="P19"/>
      <text:list xml:id="list4167909995" text:style-name="L4">
        <text:list-item>
          <text:p text:style-name="P20">« Les preuves scientifiques sont maintenant accablantes : le changement climatique constitue une menace planétaire très grave et exige une réponse mondiale de toute urgence » </text:p>
          <text:list>
            <text:list-item>
              <text:p text:style-name="P20">(Nicholas Stern, 2007) </text:p>
            </text:list-item>
          </text:list>
          <text:p text:style-name="P20"/>
        </text:list-item>
        <text:list-item>
          <text:p text:style-name="P55"><text:span text:style-name="T19">Le problème du changement climatique: </text:span><text:span text:style-name="T27">un dilemme social</text:span></text:p>
        </text:list-item>
      </text:list>
      <text:p text:style-name="P19"/>
      <text:p text:style-name="P21"></text:p>
      <text:p text:style-name="P10"><text:span text:style-name="T28">Situation</text:span><text:span text:style-name="T29"> </text:span><text:span text:style-name="T28">:</text:span></text:p>
      <text:list xml:id="list3686971707" text:style-name="L5">
        <text:list-item>
          <text:p text:style-name="P56"><text:span text:style-name="T19">les actions prises indépendamment par les individus afin de réaliser leurs propres objectifs privés</text:span><text:span text:style-name="T20">... </text:span></text:p>
          <text:p text:style-name="P24"/>
        </text:list-item>
        <text:list-item>
          <text:p text:style-name="P56"><text:span text:style-name="T20">...</text:span><text:span text:style-name="T19">génèrent un résultat qui est inférieur à d’autres résultats possibles qui auraient pu avoir lieu si les individus avaient agi ensemble, plutôt qu’individuellement.</text:span></text:p>
          <text:p text:style-name="P22"/>
        </text:list-item>
      </text:list>
      <text:p text:style-name="P23"/>
      <text:p text:style-name="P23">En 1968, le biologiste Garrett Hardin a publié dans la revue Science: « La tragédie des communs ». </text:p>
      <text:list xml:id="list940594893" text:style-name="L6">
        <text:list-item>
          <text:p text:style-name="P65"><text:span text:style-name="T19">I</text:span><text:span text:style-name="T13">l y a des ressources qui ne sont détenues par personne (ressources communes) qui courrent le risque d'être facilement sur-exploitées si on en contrôle pas l'accès.</text:span></text:p>
        </text:list-item>
      </text:list>
      <text:list xml:id="list130109378990744" text:continue-list="list3686971707" text:style-name="L5">
        <text:list-header>
          <text:p text:style-name="P22"/>
        </text:list-header>
      </text:list>
      <text:p text:style-name="P23">Le rôle des passagers clandestins </text:p>
      <text:p text:style-name="P23"/>
      <text:p text:style-name="P9"><text:span text:style-name="T19">Comment dépasser les dilemmes sociaux</text:span><text:span text:style-name="T21"> </text:span><text:span text:style-name="T19">?</text:span></text:p>
      <text:p text:style-name="P23"/>
      <text:p text:style-name="P23"/>
      <text:p text:style-name="P5"><text:span text:style-name="T2"><text:tab/></text:span><text:span text:style-name="T30">2.2</text:span><text:span text:style-name="T31">.</text:span><text:span text:style-name="T30"> Interactions sociales et théorie des jeux</text:span></text:p>
      <text:p text:style-name="P25"/>
      <text:list xml:id="list2078215948" text:style-name="L7">
        <text:list-item>
          <text:p text:style-name="P26">Interaction stratégique: des individus sont engagés dans une interaction sociale et savent comment leurs actions affectent les autres, et inversement </text:p>
          <text:p text:style-name="P26"/>
        </text:list-item>
        <text:list-item>
          <text:p text:style-name="P26">La théorie des jeux = un ensemble de modèles d’interactions stratégiques</text:p>
          <text:p text:style-name="P26"/>
        </text:list-item>
      </text:list>
      <text:p text:style-name="P27"/>
      <text:p text:style-name="P77">L’exemple de deux fermiers en Inde: Anil et Bala… </text:p>
      <text:p text:style-name="P31"></text:p>
      <text:list xml:id="list2731738379" text:style-name="L8">
        <text:list-item>
          <text:p text:style-name="P28">Doivent-ils cultiver du riz ou du manioc ? </text:p>
          <text:p text:style-name="P28"/>
        </text:list-item>
        <text:list-item>
          <text:p text:style-name="P29">Déterminer la division du travail ou la spécialisation </text:p>
          <text:list>
            <text:list-item>
              <text:p text:style-name="P35"><text:span text:style-name="T36">On va rajouter dans la décision un effet à la spécialisation :</text:span></text:p>
              <text:list>
                <text:list-item>
                  <text:p text:style-name="P35">La terre d'Anil est plusadaptée à la culture du manioc,</text:p>
                </text:list-item>
                <text:list-item>
                  <text:p text:style-name="P35">Celle de Bala est plus adaptée à la culture du riz</text:p>
                  <text:p text:style-name="P35"/>
                </text:list-item>
              </text:list>
            </text:list-item>
          </text:list>
        </text:list-item>
        <text:list-item>
          <text:p text:style-name="P28">Hypothèse d’indépendance…</text:p>
        </text:list-item>
      </text:list>
      <text:p text:style-name="P27"/>
      <text:p text:style-name="P27"/>
      <text:p text:style-name="P30"><text:span text:style-name="T32"><text:tab/><text:tab/></text:span><text:span text:style-name="T34">2.2.1 Equilibre sur le marché et rationalité</text:span></text:p>
      <text:p text:style-name="P30"> </text:p>
      <text:p text:style-name="P66"><text:span text:style-name="T32">voir </text:span>Figure 1: Marché et Prix d’équilibre<text:span text:style-name="T32"> sur "Chapitre 2-seance-21-06-20.pdf"</text:span></text:p>
      <text:p text:style-name="P30"/>
      <text:list xml:id="list1995253019" text:style-name="L9">
        <text:list-item>
          <text:p text:style-name="P32">Le prix d'équilibre est celui qui égalise la demande et l'offre</text:p>
          <text:p text:style-name="P32"/>
        </text:list-item>
        <text:list-item>
          <text:p text:style-name="P33">Si le prix d'équilibre n'est pas atteint, il existe soit une<text:span text:style-name="T37"> </text:span>demande, soit une offre excédentaire</text:p>
          <text:p text:style-name="P33"/>
        </text:list-item>
        <text:list-item>
          <text:p text:style-name="P33">Comment l'offre et la demande se rencontrent-elles sur le<text:span text:style-name="T37"> </text:span>marché ?<text:span text:style-name="T39"> (Walras)</text:span></text:p>
          <text:p text:style-name="P33"/>
        </text:list-item>
        <text:list-item>
          <text:p text:style-name="P38">Tâtonnement Walrassien et Commissaire priseur</text:p>
        </text:list-item>
      </text:list>
      <text:p text:style-name="P30"/>
      <text:p text:style-name="P30"/>
      <text:p text:style-name="P30"/>
      <text:p text:style-name="P78"><text:span text:style-name="T38"><text:tab/><text:tab/></text:span><text:span text:style-name="T33">2.2.2 Le jeu de la main invisible (Core)</text:span></text:p>
      <text:list xml:id="list1480176200" text:style-name="L10">
        <text:list-item>
          <text:p text:style-name="P57"><text:span text:style-name="T13">Retour sur l’exemple de nos deux fermiers: Anil et</text:span><text:span text:style-name="T22"> </text:span><text:span text:style-name="T13">Bala</text:span><text:span text:style-name="T22"> :</text:span></text:p>
          <text:p text:style-name="P57"><text:span text:style-name="T22"/></text:p>
        </text:list-item>
        <text:list-item>
          <text:p text:style-name="P57"><text:span text:style-name="T23">Une décision à prendre : q</text:span><text:span text:style-name="T13">ue doivent-ils cultiver (riz/manioc) ?</text:span></text:p>
        </text:list-item>
      </text:list>
      <text:list xml:id="list1673542998" text:style-name="L11">
        <text:list-item>
          <text:list>
            <text:list-item>
              <text:p text:style-name="P34">Compte-tenu de leur comportement rationnel</text:p>
            </text:list-item>
            <text:list-item>
              <text:p text:style-name="P34"><text:s/>Compte-tenu de leur spécialisation</text:p>
              <text:p text:style-name="P34"/>
            </text:list-item>
          </text:list>
        </text:list-item>
      </text:list>
      <text:p text:style-name="P52"><draw:custom-shape text:anchor-type="paragraph" draw:z-index="0" draw:name="Shape1" draw:style-name="gr2" draw:text-style-name="P80" svg:width="6.7953in" svg:height="4.3516in" svg:x="-0.0752in" svg:y="0.0016in"><text:p/><draw:enhanced-geometry svg:viewBox="0 0 21600 21600" draw:type="rectangle" draw:enhanced-path="M 0 0 L 21600 0 21600 21600 0 21600 0 0 Z N"/></draw:custom-shape><text:span text:style-name="T65">Exemple de jeu</text:span></text:p>
      <text:p text:style-name="P67"><text:span text:style-name="T32">voir </text:span><text:span text:style-name="T35">Figure 2: Description du jeu</text:span><text:span text:style-name="T32"> sur "Chapitre 2-seance-21-06-20.pdf"</text:span></text:p>
      <text:p text:style-name="P68"><text:span text:style-name="T32">voir </text:span><text:span text:style-name="T35">Figure 3: Matrice des gains (a)</text:span><text:span text:style-name="T32"> sur "Chapitre 2-seance-21-06-20.pdf"</text:span></text:p>
      <text:p text:style-name="P68"><text:span text:style-name="T32">voir </text:span><text:span text:style-name="T35">Figure 4: Matrice des gains (b)</text:span><text:span text:style-name="T32"> sur "Chapitre 2-seance-21-06-20.pdf"</text:span></text:p>
      <text:p text:style-name="P68"/>
      <text:p text:style-name="P69">On assume :</text:p>
      <text:p text:style-name="P69">Qu'il n'y a pas d'autres acteurs sur le marché,</text:p>
      <text:p text:style-name="P69">Qu'il n'y a qu'une seule décision à prendre </text:p>
      <text:p text:style-name="P69">Qu'ils décident chacun de manière indépendante et simultanément</text:p>
      <text:p text:style-name="P69">Qu'il s'agit d'un "jeu à un coup" (on ne le fait qu'une fois)<text:span text:style-name="T42">:</text:span></text:p>
      <text:p text:style-name="P69"/>
      <text:list xml:id="list2333875594" text:style-name="L13">
        <text:list-item>
          <text:p text:style-name="P70">S'il produisent tous les deux du riz, il y aura trop de riz sur le marché et pas assez de manioc ;</text:p>
          <text:list>
            <text:list-item>
              <text:p text:style-name="P71">(Anil obtient 1)</text:p>
            </text:list-item>
            <text:list-item>
              <text:p text:style-name="P72">(Bala obtient 3<text:span text:style-name="T43">, il est plus productif grâce à sa spécialisation</text:span>)</text:p>
            </text:list-item>
          </text:list>
        </text:list-item>
        <text:list-item>
          <text:p text:style-name="P70">Si Bala produit du Manioc et Anil produit du riz, il en produiront assez peu tous les deux compte tenu de leur spécialisations</text:p>
          <text:list>
            <text:list-item>
              <text:p text:style-name="P71">(Tous les deux obtiennent 2)</text:p>
            </text:list-item>
          </text:list>
        </text:list-item>
        <text:list-item>
          <text:p text:style-name="P70">A l'inverse, si Bala produit du riz et Anil du manioc, il en produiront un très bonne quantité tous les deux (choix le plus rentable)</text:p>
          <text:list>
            <text:list-item>
              <text:p text:style-name="P58"><text:span text:style-name="T45">(Tous les deux obtiennent 4</text:span><text:span text:style-name="T46">, il</text:span><text:span text:style-name="T47">s</text:span><text:span text:style-name="T46"> </text:span><text:span text:style-name="T47">sont tous les deux</text:span><text:span text:style-name="T46"> plus productif grâce à </text:span><text:span text:style-name="T47">leur</text:span><text:span text:style-name="T46"> spécialisation</text:span><text:span text:style-name="T45">)</text:span></text:p>
            </text:list-item>
          </text:list>
        </text:list-item>
        <text:list-item>
          <text:p text:style-name="P70">S'il produisent tous les deux du manioc, il y aura trop de manioc sur le marché<text:span text:style-name="T42"> et pas assez de riz.</text:span></text:p>
          <text:list>
            <text:list-item>
              <text:p text:style-name="P71">(Anil obtient 3<text:span text:style-name="T43">, il est plus productif grâce à sa spécialisation</text:span>)</text:p>
            </text:list-item>
            <text:list-item>
              <text:p text:style-name="P71">(Bala obtient 1)</text:p>
            </text:list-item>
          </text:list>
        </text:list-item>
      </text:list>
      <text:p text:style-name="P69"/>
      <text:p text:style-name="P68"/>
      <text:list xml:id="list3738818105" text:style-name="L12">
        <text:list-item>
          <text:p text:style-name="P39"><text:span text:style-name="T40">L’équilibre dans le jeu de la main invisible</text:span></text:p>
          <text:p text:style-name="P37"><text:span text:style-name="T40"/></text:p>
          <text:list>
            <text:list-item>
              <text:p text:style-name="P46">La meilleure réponse: la stratégie qui donne au<text:span text:style-name="T41"> </text:span>joueur le gain le plus élevé étant donné les stratégies<text:span text:style-name="T41"> </text:span>choisies par les autres joueurs</text:p>
              <text:p text:style-name="P46"/>
            </text:list-item>
            <text:list-item>
              <text:p text:style-name="P46">Les deux joueurs ont une stratégie dominante,<text:span text:style-name="T41"> </text:span>chacun jouera sa stratégie dominante<text:span text:style-name="T77">, on appelle cette situation </text:span><text:span text:style-name="T67">'un équilibre en stratégies dominantes'</text:span></text:p>
              <text:p text:style-name="P46"/>
            </text:list-item>
          </text:list>
        </text:list-item>
        <text:list-item>
          <text:p text:style-name="P49">Equilibre en stratégie dominante</text:p>
          <text:p text:style-name="P46"/>
          <text:list>
            <text:list-item>
              <text:p text:style-name="P46">le meilleur des quatre résultats possibles pour<text:span text:style-name="T63"> </text:span>chaque joueur</text:p>
              <text:p text:style-name="P46"/>
            </text:list-item>
            <text:list-item>
              <text:p text:style-name="P46">la stratégie générant les gains totaux les plus élevés<text:span text:style-name="T63"> </text:span>pour les deux fermiers</text:p>
            </text:list-item>
          </text:list>
        </text:list-item>
      </text:list>
      <text:p text:style-name="P79"><text:span text:style-name="T3"><text:tab/><text:tab/></text:span>2.2.3 Le dilemme du prisonnier (jeu du<text:span text:style-name="T76"> </text:span>contrôle des parasites)</text:p>
      <text:p text:style-name="P51"/>
      <text:list xml:id="list3715743905" text:style-name="L14">
        <text:list-item>
          <text:p text:style-name="P50">Deux stratégies</text:p>
          <text:p text:style-name="P50"/>
          <text:list>
            <text:list-item>
              <text:p text:style-name="P48">Stratégie 1: utiliser un produit chimique peu<text:span text:style-name="T76"> </text:span>coûteux appelé Terminator</text:p>
              <text:list>
                <text:list-item>
                  <text:p text:style-name="P48">tue tous les insectes sur des kilomètres</text:p>
                </text:list-item>
                <text:list-item>
                  <text:p text:style-name="P47">s’écoule également dans la source d’eau qu’Anil et Bala<text:span text:style-name="T76"> </text:span>utilisent</text:p>
                  <text:p text:style-name="P47"/>
                </text:list-item>
              </text:list>
            </text:list-item>
            <text:list-item>
              <text:p text:style-name="P47">Stratégie 2: utiliser le contrôle intégré des parasites<text:span text:style-name="T76"> </text:span>(CIP) à la place d’un produit chimique</text:p>
              <text:list>
                <text:list-item>
                  <text:p text:style-name="P47">Un fermier qui utilise CIP introduit des insectes utiles pour la<text:span text:style-name="T76"> </text:span>ferme</text:p>
                </text:list-item>
                <text:list-item>
                  <text:p text:style-name="P47">Les insectes utiles mangent les insectes parasites</text:p>
                  <text:p text:style-name="P47"/>
                </text:list-item>
              </text:list>
            </text:list-item>
          </text:list>
        </text:list-item>
      </text:list>
      <text:p text:style-name="P45"><draw:custom-shape text:anchor-type="paragraph" draw:z-index="1" draw:name="Shape2" draw:style-name="gr1" draw:text-style-name="P80" svg:width="6.678in" svg:height="1.8598in" svg:x="0.1299in" svg:y="0.0543in"><text:p/><draw:enhanced-geometry svg:viewBox="0 0 21600 21600" draw:type="rectangle" draw:enhanced-path="M 0 0 L 21600 0 21600 21600 0 21600 0 0 Z N"/></draw:custom-shape></text:p>
      <text:p text:style-name="P73"><text:span text:style-name="T48">voir </text:span><text:span text:style-name="T55">Figure </text:span><text:span text:style-name="T56">5 &amp; 6</text:span><text:span text:style-name="T48"> sur "Chapitre 2-seance-21-06-20.pdf"</text:span></text:p>
      <text:p text:style-name="P74"><text:span text:style-name="T48">e</text:span><text:span text:style-name="T44">xemple sur le même principe que le précédent</text:span></text:p>
      <text:p text:style-name="P74"><text:span text:style-name="T44"/></text:p>
      <text:list xml:id="list283032800" text:style-name="L15">
        <text:list-item>
          <text:p text:style-name="P76"><text:span text:style-name="T44">Terminator: stratégie dominante pour les deux</text:span><text:span text:style-name="T49"> </text:span><text:span text:style-name="T44">joueurs</text:span></text:p>
          <text:p text:style-name="P76"><text:span text:style-name="T44"/></text:p>
        </text:list-item>
        <text:list-item>
          <text:p text:style-name="P76"><text:span text:style-name="T44">L’utilisation de l’insecticide par les deux joueurs est</text:span><text:span text:style-name="T49"> </text:span><text:span text:style-name="T44">l’équilibre en stratégies dominantes du jeu</text:span></text:p>
          <text:p text:style-name="P76"><text:span text:style-name="T44"/></text:p>
        </text:list-item>
        <text:list-item>
          <text:p text:style-name="P76"><text:span text:style-name="T44">Anil et Bala reçoivent tous deux des gains de 2</text:span></text:p>
          <text:list>
            <text:list-item>
              <text:p text:style-name="P76"><text:span text:style-name="T44">Chacun serait dans une meilleure situation s’ils avaient</text:span><text:span text:style-name="T49"> </text:span><text:span text:style-name="T44">tous les deux utilisé CIP à la place</text:span></text:p>
            </text:list-item>
          </text:list>
        </text:list-item>
      </text:list>
      <text:p text:style-name="P75"><text:span text:style-name="T44"/></text:p>
      <text:p text:style-name="P43"><text:span text:style-name="T69"/></text:p>
      <text:list xml:id="list970024238" text:style-name="L16">
        <text:list-item>
          <text:p text:style-name="P44"><text:span text:style-name="T69">Le jeu du contrôle des parasites = exemple</text:span><text:span text:style-name="T70"> </text:span><text:span text:style-name="T69">particulier d’un jeu appelé </text:span><text:span text:style-name="T74">dilemme du</text:span><text:span text:style-name="T75"> </text:span><text:span text:style-name="T74">prisonnier</text:span></text:p>
          <text:p text:style-name="P44"><text:span text:style-name="T69"/></text:p>
        </text:list-item>
        <text:list-item>
          <text:p text:style-name="P44"><text:span text:style-name="T69">Contraste entre le jeu de la main invisible et le</text:span><text:span text:style-name="T70"> </text:span><text:span text:style-name="T69">dilemme du prisonnier:</text:span></text:p>
          <text:list>
            <text:list-item>
              <text:p text:style-name="P44"><text:span text:style-name="T69">l’intérêt personnel peut mener à des résultats</text:span><text:span text:style-name="T70"> </text:span><text:span text:style-name="T69">favorables, mais aussi à des résultats défavorables</text:span></text:p>
            </text:list-item>
          </text:list>
        </text:list-item>
      </text:list>
      <text:p text:style-name="P75"><text:span text:style-name="T44"/></text:p>
      <text:p text:style-name="P75"><text:span text:style-name="T44"/></text:p>
      <text:p text:style-name="P61"><text:span text:style-name="T66">3.)</text:span><text:span text:style-name="T64"> Les Intéractions Sociales et la Théorie des Jeux</text:span></text:p>
      <text:p text:style-name="P75"><text:span text:style-name="T10"><text:tab/></text:span><text:span text:style-name="T11">3.1 Les limites de la rationalité substantielle</text:span><text:span text:style-name="T12"> </text:span><text:span text:style-name="T62">(parfaite)</text:span></text:p>
      <text:p text:style-name="P75"><text:span text:style-name="T44"/></text:p>
      <text:list xml:id="list1233609701" text:style-name="L17">
        <text:list-item>
          <text:p text:style-name="P40"><text:span text:style-name="T71">Rappel: un décideur quelconque dispose de toutes le</text:span><text:span text:style-name="T72">s </text:span><text:span text:style-name="T71">informations dont il a besoin et possède une capacité</text:span><text:span text:style-name="T72"> </text:span><text:span text:style-name="T71">illimitée à les traiter</text:span></text:p>
          <text:p text:style-name="P40"><text:span text:style-name="T71"/></text:p>
        </text:list-item>
      </text:list>
      <text:p text:style-name="P41"><text:span text:style-name="T71"/></text:p>
      <text:list xml:id="list3786957141" text:style-name="L18">
        <text:list-item>
          <text:p text:style-name="P42"><text:span text:style-name="T71">Le choix rationnel : opter pour l’alternative dont les</text:span><text:span text:style-name="T73"> </text:span><text:span text:style-name="T71">conséquences sont les mieux classées dans la fonction</text:span><text:span text:style-name="T73"> </text:span><text:span text:style-name="T71">d’utilité du décideur</text:span></text:p>
          <text:p text:style-name="P42"><text:span text:style-name="T71"/></text:p>
        </text:list-item>
        <text:list-item>
          <text:p text:style-name="P42"><text:span text:style-name="T71">Mais la rationalité humaine est limitée par deux grandes</text:span><text:span text:style-name="T73"> </text:span><text:span text:style-name="T71">contraintes:</text:span></text:p>
          <text:list>
            <text:list-item>
              <text:p text:style-name="P42"><text:span text:style-name="T71">Contrainte 1: l’information incomplète</text:span></text:p>
            </text:list-item>
            <text:list-item>
              <text:p text:style-name="P42"><text:span text:style-name="T71">Contrainte 2: Difficile d’optimiser ses solutions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11:05:45.828675034</meta:creation-date>
    <dc:date>2020-09-22T13:01:08.285024248</dc:date>
    <meta:editing-duration>PT1H30M56S</meta:editing-duration>
    <meta:editing-cycles>48</meta:editing-cycles>
    <meta:generator>LibreOffice/6.4.5.2$Linux_X86_64 LibreOffice_project/40$Build-2</meta:generator>
    <meta:document-statistic meta:table-count="0" meta:image-count="0" meta:object-count="0" meta:page-count="5" meta:paragraph-count="138" meta:word-count="1255" meta:character-count="7298" meta:non-whitespace-character-count="6232"/>
  </office:meta>
</office:document-meta>
</file>